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704C9D1887FAEAE9.png" manifest:media-type="image/png"/>
  <manifest:file-entry manifest:full-path="Pictures/100005810000031A0000031A90A9BB170713D465.svg" manifest:media-type="image/svg+xml"/>
  <manifest:file-entry manifest:full-path="Pictures/100000010000001E0000001E3FDA6581BDA26BFC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162a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>
      <style:text-properties officeooo:paragraph-rsid="0ea9445c"/>
    </style:style>
    <style:style style:name="P103" style:family="paragraph" style:parent-style-name="Standard">
      <style:text-properties officeooo:rsid="0dde9a1c" officeooo:paragraph-rsid="1000e45b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107e7423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8" style:family="text">
      <style:text-properties officeooo:rsid="0f0ca65a"/>
    </style:style>
    <style:style style:name="T329" style:family="text">
      <style:text-properties style:font-name="Liberation Mono" fo:font-size="11pt" officeooo:rsid="10048e31" style:font-size-asian="11pt" style:font-size-complex="11pt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officeooo:rsid="0f95a7a0"/>
    </style:style>
    <style:style style:name="T332" style:family="text">
      <style:text-properties officeooo:rsid="0f8f58bd"/>
    </style:style>
    <style:style style:name="T333" style:family="text">
      <style:text-properties style:font-name="Ubuntu1" fo:font-size="10pt" officeooo:rsid="04473353" style:font-size-asian="10pt" style:font-size-complex="10pt"/>
    </style:style>
    <style:style style:name="T334" style:family="text">
      <style:text-properties officeooo:rsid="101b90cf"/>
    </style:style>
    <style:style style:name="T335" style:family="text">
      <style:text-properties officeooo:rsid="101e15d6"/>
    </style:style>
    <style:style style:name="T336" style:family="text">
      <style:text-properties officeooo:rsid="10048e31"/>
    </style:style>
    <style:style style:name="T337" style:family="text">
      <style:text-properties style:text-underline-style="none"/>
    </style:style>
    <style:style style:name="T338" style:family="text">
      <style:text-properties officeooo:rsid="106e501d"/>
    </style:style>
    <style:style style:name="T339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4"/>
      <text:p text:style-name="P43"><text:span text:style-name="T16">Vul </text:span><text:span text:style-name="T17">achter</text:span><text:span text:style-name="T13"> de </text:span><text:span text:style-name="Definition"><text:span text:style-name="T328">ONDERSTREEPTE</text:span></text:span><text:span text:style-name="T1"> </text:span><text:span text:style-name="T14">woorden</text:span><text:span text:style-name="T13"> het</text:span><text:span text:style-name="Strong_20_Emphasis"><text:span text:style-name="T326"> </text:span></text:span><text:span text:style-name="Strong_20_Emphasis"><text:span text:style-name="T327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0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0"><text:span text:style-name="Definition"><text:span text:style-name="T279">g</text:span></text:span><text:span text:style-name="Definition">ebruikersnaam</text:span><text:span text:style-name="Definition"><text:span text:style-name="T337"><text:tab/></text:span></text:span><text:span text:style-name="T278"><draw:control text:anchor-type="as-char" svg:y="-0.4cm" draw:z-index="24" draw:name="Gberuikersnaam 2" draw:style-name="gr2" draw:text-style-name="P110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1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0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0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7"/>
      <text:p text:style-name="P37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3973916166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4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8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3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5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/>
      <text:list xml:id="list155651098237340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4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2">Start de computer op vanaf</text:span><text:span text:style-name="T252"><text:note text:id="ftn5" text:note-class="footnote"><text:note-citation>1</text:note-citation><text:note-body><text:p text:style-name="P99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1">L</text:span><text:span text:style-name="T314">ive </text:span><text:span text:style-name="T332">USB</text:span><text:span text:style-name="T317">-stick</text:span><text:span text:style-name="T333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8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7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0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0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6">Typ '</text:span><text:span text:style-name="T329">live</text:span><text:span text:style-name="T33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1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4">B</text:span>ij <text:span text:style-name="T315">Regio</text:span> <text:span text:style-name="T334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2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5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5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7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1"><text:span text:style-name="Strong_20_Emphasis"><text:span text:style-name="T115"/></text:span></text:p>
      <text:list xml:id="list155650971633200" text:continue-numbering="true" text:style-name="L1">
        <text:list-item>
          <text:p text:style-name="P108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6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0">Volg de aanwijzingen op de </text:span></text:span><text:span text:style-name="Strong_20_Emphasis"><text:span text:style-name="T29">welkomst</text:span></text:span><text:span text:style-name="Strong_20_Emphasis"><text:span text:style-name="T33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09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29" draw:name="Vorm4_ 1" draw:style-name="gr1" draw:text-style-name="P109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2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101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8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9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7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9" office:value-type="string">
            <text:p text:style-name="P101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1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2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3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7" draw:name="Vorm33" draw:style-name="gr1" draw:text-style-name="P109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7" office:value-type="string">
            <text:p text:style-name="P101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4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69"><text:tab/></text:span></text:span></text:p>
      <text:list xml:id="list155653075514271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1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6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4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7"/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9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2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7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2"/>
      <text:p text:style-name="P36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7">Karel Zimmer</text:span></text:span></text:a><text:span text:style-name="Emphasis"><text:span text:style-name="T323">,</text:span></text:span><text:span text:style-name="Emphasis"><text:span text:style-name="T322">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4">CC0 1.0 Universeel</text:span></text:span></text:a><text:span text:style-name="Emphasis"><text:span text:style-name="T325"> </text:span></text:span><text:span text:style-name="Emphasis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1"><draw:image xlink:href="Pictures/100006C30000031A0000031AF8FCABE9D1846BB9.svg" xlink:type="simple" xlink:show="embed" xlink:actuate="onLoad" draw:mime-type="image/svg+xml"/><draw:image xlink:href="Pictures/100000010000001E0000001E3FDA6581BDA26BFC.png" xlink:type="simple" xlink:show="embed" xlink:actuate="onLoad" draw:mime-type="image/png"/></draw:frame></draw:a></text:span><text:span text:style-name="Emphasis"><text:span text:style-name="T339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0"><draw:image xlink:href="Pictures/100005810000031A0000031A90A9BB170713D465.svg" xlink:type="simple" xlink:show="embed" xlink:actuate="onLoad" draw:mime-type="image/svg+xml"/><draw:image xlink:href="Pictures/100000010000001E0000001E704C9D1887FAEAE9.png" xlink:type="simple" xlink:show="embed" xlink:actuate="onLoad" draw:mime-type="image/png"/></draw:frame></draw:a></text:span></text:span><text:span text:style-name="Emphasis"><text:span text:style-name="T33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30T15:56:50.689889523">30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56:50.575644288</dc:date>
    <meta:keyword>Installatie</meta:keyword>
    <meta:keyword>Checklist</meta:keyword>
    <meta:keyword>Linux</meta:keyword>
    <meta:editing-cycles>6930</meta:editing-cycles>
    <meta:editing-duration>P12DT9H38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4" meta:word-count="694" meta:character-count="4752" meta:non-whitespace-character-count="4107"/>
    <meta:user-defined meta:name="Info 1"/>
    <meta:user-defined meta:name="Info 2"/>
    <meta:user-defined meta:name="Info 3"/>
    <meta:user-defined meta:name="Info 4"/>
  </office:meta>
</office:document-meta>
</file>